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6000000F64F8B7A7848B1B398.png" manifest:media-type="image/png"/>
  <manifest:file-entry manifest:full-path="Pictures/1000020100000230000002308DBFA084E6135A28.png" manifest:media-type="image/png"/>
  <manifest:file-entry manifest:full-path="Pictures/10000000000001D8000001D885CA4710641C7A7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oma" svg:font-family="L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2cm" fo:min-width="16.8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8cm" fo:min-width="5.404cm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1cm" fo:min-width="1.16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9cm" fo:min-width="11.352cm"/>
    </style:style>
    <style:style style:name="gr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text-properties style:font-name="Loma" fo:font-size="28pt" style:font-size-asian="28pt" style:font-size-complex="28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="none" draw:fill-color="#ffffff"/>
      <style:text-properties style:font-name="Loma" fo:font-size="20pt" style:font-size-asian="20pt" style:font-size-complex="20pt"/>
    </style:style>
    <style:style style:name="P7" style:family="paragraph">
      <style:paragraph-properties fo:text-align="center"/>
    </style:style>
    <style:style style:name="T1" style:family="text">
      <style:text-properties style:font-name="Loma" fo:font-size="28pt" style:font-size-asian="28pt" style:font-size-complex="28pt"/>
    </style:style>
    <style:style style:name="T2" style:family="text">
      <style:text-properties style:font-name="Loma" fo:font-size="24pt" style:font-size-asian="24pt" style:font-size-complex="24pt"/>
    </style:style>
    <style:style style:name="T3" style:family="text">
      <style:text-properties style:font-name="Loma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7.325cm" svg:height="1.822cm" svg:x="1.275cm" svg:y="1.3cm">
          <draw:text-box>
            <text:p><text:span text:style-name="T1">ESCORNABOT PARA SECUNDARIA</text:span></text:p>
          </draw:text-box>
        </draw:frame>
        <draw:frame draw:style-name="gr2" draw:text-style-name="P2" draw:layer="layout" svg:width="5.904cm" svg:height="1.598cm" svg:x="15.896cm" svg:y="3.5cm">
          <draw:text-box>
            <text:p><text:span text:style-name="T2">SENSORES</text:span></text:p>
          </draw:text-box>
        </draw:frame>
        <draw:frame draw:style-name="gr3" draw:text-style-name="P3" draw:layer="layout" svg:width="4.688cm" svg:height="4.688cm" svg:x="23.312cm" svg:y="1.6cm">
          <draw:image xlink:href="Pictures/10000000000001D8000001D885CA4710641C7A7F.png" xlink:type="simple" xlink:show="embed" xlink:actuate="onLoad">
            <text:p/>
          </draw:image>
        </draw:frame>
        <draw:frame draw:style-name="gr3" draw:text-style-name="P3" draw:layer="layout" svg:width="3.472cm" svg:height="3.472cm" svg:x="1.728cm" svg:y="10.2cm">
          <draw:image xlink:href="Pictures/1000020100000230000002308DBFA084E6135A28.png" xlink:type="simple" xlink:show="embed" xlink:actuate="onLoad">
            <text:p/>
          </draw:image>
        </draw:frame>
        <draw:custom-shape draw:style-name="gr4" draw:text-style-name="P4" draw:layer="layout" svg:width="1.9cm" svg:height="0.7cm" svg:x="5.2cm" svg:y="11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6" draw:layer="layout" svg:width="16.445cm" svg:height="1.377cm" svg:x="7.548cm" svg:y="11.2cm">
          <draw:text-box>
            <text:p text:style-name="P5"><text:span text:style-name="T3">https://github.com/pedroruizf/escornabot_sensores</text:span></text:p>
          </draw:text-box>
        </draw:frame>
        <draw:frame draw:style-name="gr6" draw:text-style-name="P7" draw:layer="layout" svg:width="3.408cm" svg:height="3.408cm" svg:x="24.4cm" svg:y="10.2cm">
          <draw:image xlink:href="Pictures/10000201000000F6000000F64F8B7A7848B1B39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oma" svg:font-family="L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5T07:44:10.320071263</meta:creation-date>
    <dc:date>2018-05-05T09:04:12.872161390</dc:date>
    <meta:editing-duration>PT9M2S</meta:editing-duration>
    <meta:editing-cycles>4</meta:editing-cycles>
    <meta:generator>LibreOffice/5.1.6.2$Linux_X86_64 LibreOffice_project/10m0$Build-2</meta:generator>
    <meta:document-statistic meta:object-count="7"/>
  </office:meta>
</office:document-meta>
</file>